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bc5" officeooo:paragraph-rsid="00175bc5"/>
    </style:style>
    <style:style style:name="P2" style:family="paragraph" style:parent-style-name="Standard">
      <style:text-properties officeooo:rsid="001a8db3" officeooo:paragraph-rsid="001a8db3"/>
    </style:style>
    <style:style style:name="P3" style:family="paragraph" style:parent-style-name="Standard">
      <style:text-properties officeooo:rsid="001ad669" officeooo:paragraph-rsid="001ad669"/>
    </style:style>
    <style:style style:name="P4" style:family="paragraph" style:parent-style-name="Standard">
      <style:text-properties officeooo:rsid="001b2818" officeooo:paragraph-rsid="001b2818"/>
    </style:style>
    <style:style style:name="P5" style:family="paragraph" style:parent-style-name="Standard">
      <style:text-properties officeooo:rsid="001b998a" officeooo:paragraph-rsid="001b998a"/>
    </style:style>
    <style:style style:name="P6" style:family="paragraph" style:parent-style-name="Standard">
      <style:text-properties officeooo:rsid="001ba9d3" officeooo:paragraph-rsid="001ba9d3"/>
    </style:style>
    <style:style style:name="P7" style:family="paragraph" style:parent-style-name="Standard">
      <style:text-properties officeooo:rsid="001cfc38" officeooo:paragraph-rsid="001cfc38"/>
    </style:style>
    <style:style style:name="P8" style:family="paragraph" style:parent-style-name="Standard">
      <style:text-properties officeooo:rsid="001d27b8" officeooo:paragraph-rsid="001d27b8"/>
    </style:style>
    <style:style style:name="P9" style:family="paragraph" style:parent-style-name="Standard">
      <style:text-properties officeooo:rsid="001e4797" officeooo:paragraph-rsid="001e4797"/>
    </style:style>
    <style:style style:name="P10" style:family="paragraph" style:parent-style-name="Standard">
      <style:text-properties officeooo:rsid="001f3184" officeooo:paragraph-rsid="001f3184"/>
    </style:style>
    <style:style style:name="P11" style:family="paragraph" style:parent-style-name="Standard">
      <style:text-properties officeooo:rsid="0021164f" officeooo:paragraph-rsid="0021164f"/>
    </style:style>
    <style:style style:name="P12" style:family="paragraph" style:parent-style-name="Standard">
      <style:text-properties officeooo:rsid="002249dc" officeooo:paragraph-rsid="002249dc"/>
    </style:style>
    <style:style style:name="P13" style:family="paragraph" style:parent-style-name="Standard">
      <style:text-properties officeooo:rsid="00232475" officeooo:paragraph-rsid="00232475"/>
    </style:style>
    <style:style style:name="P14" style:family="paragraph" style:parent-style-name="Standard">
      <style:text-properties officeooo:rsid="00234474" officeooo:paragraph-rsid="00234474"/>
    </style:style>
    <style:style style:name="P15" style:family="paragraph" style:parent-style-name="Standard">
      <style:text-properties officeooo:rsid="0024d1a5" officeooo:paragraph-rsid="0024d1a5"/>
    </style:style>
    <style:style style:name="P16" style:family="paragraph" style:parent-style-name="Standard">
      <style:text-properties officeooo:rsid="0024d1a5" officeooo:paragraph-rsid="002722c2"/>
    </style:style>
    <style:style style:name="P17" style:family="paragraph" style:parent-style-name="Standard">
      <style:text-properties officeooo:rsid="002722c2" officeooo:paragraph-rsid="002722c2"/>
    </style:style>
    <style:style style:name="P18" style:family="paragraph" style:parent-style-name="Standard">
      <style:text-properties officeooo:rsid="0024d1a5" officeooo:paragraph-rsid="002722c2"/>
    </style:style>
    <style:style style:name="P19" style:family="paragraph" style:parent-style-name="Standard">
      <style:text-properties officeooo:rsid="0027de21" officeooo:paragraph-rsid="0027de21"/>
    </style:style>
    <style:style style:name="P20" style:family="paragraph" style:parent-style-name="Standard" style:list-style-name="L1">
      <style:text-properties officeooo:rsid="0027de21" officeooo:paragraph-rsid="0027de21"/>
    </style:style>
    <style:style style:name="T1" style:family="text">
      <style:text-properties officeooo:rsid="00261764"/>
    </style:style>
    <style:style style:name="T2" style:family="text">
      <style:text-properties officeooo:rsid="002722c2"/>
    </style:style>
    <style:style style:name="T3" style:family="text">
      <style:text-properties officeooo:rsid="002887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gorithmie</text:p>
      <text:p text:style-name="P1"/>
      <text:h text:style-name="Heading_20_1" text:outline-level="1">Définitions</text:h>
      <text:h text:style-name="Heading_20_2" text:outline-level="2">[récupérer cours du 12/10]</text:h>
      <text:p text:style-name="P1"/>
      <text:h text:style-name="Heading_20_1" text:outline-level="1">Structure conditionnelle</text:h>
      <text:p text:style-name="P1"/>
      <text:p text:style-name="P1">SI : expression logique</text:p>
      <text:p text:style-name="P1"><text:tab/>ALORS : liste d’instructions</text:p>
      <text:p text:style-name="P1"><text:tab/>SINON : liste d’instructions</text:p>
      <text:p text:style-name="P1">FIN de SI</text:p>
      <text:p text:style-name="P1">→ permet d’orienter la machine vers une série d’action ou une autre en fonction de la situation.</text:p>
      <text:p text:style-name="P1"/>
      <text:h text:style-name="Heading_20_1" text:outline-level="1">Opérateurs de comparaison</text:h>
      <text:p text:style-name="P2">Egalité : = (parce que dans notre pseudo langage c’est « ← » pour l’affectation ; mais dans C comme l’affectation c’est « = » , l’égalité est exprimée par « == ».</text:p>
      <text:p text:style-name="P2">&lt;= </text:p>
      <text:p text:style-name="P2">&gt;= </text:p>
      <text:p text:style-name="P2">&lt;&gt;</text:p>
      <text:p text:style-name="P2"/>
      <text:p text:style-name="P2">On peut combiner des opérateurs de comparaison : </text:p>
      <text:p text:style-name="P2">ET → si les 2 conditions sont justes sont vraies, alors c’est vrai, dans tous les autres cas c’est faux.</text:p>
      <text:p text:style-name="P2">OU → si au moins l’une des 2 conditions sont justes, alors c’est vrai, seulement si les deux sont fausse, alors la condition est nulle. </text:p>
      <text:p text:style-name="P3">NON → si cette instruction n’est pas vraie, alors…</text:p>
      <text:p text:style-name="P3">XOR → si les 2 conditions sont justes, ou si aucune des deux n’est vraies, alors la condition est fausse, seulement si l’une ou l’autre est vrai la condition est vraie. </text:p>
      <text:p text:style-name="P3"/>
      <text:p text:style-name="P4">AU CAS OU → une fonction particulière qui n’existe pas en Python, et qui permet de rassembler une série de conditions avec une liste de valeurs à comparer suivies de la tâche à exécuter. </text:p>
      <text:p text:style-name="P4"/>
      <text:h text:style-name="Heading_20_1" text:outline-level="1">Les boucles</text:h>
      <text:p text:style-name="P5">Equivalent d’un « tant que quelque chose est vrai » → faire quelque chose de manière illimité. Mais attention ! Il faut toujours prévoir une sortie de la boucle, sinon la machine plante (ne sort jamais du programme). </text:p>
      <text:p text:style-name="P5"/>
      <text:p text:style-name="P6">POUR.. A … PAR PAS DE…</text:p>
      <text:p text:style-name="P6">Pour la variable x</text:p>
      <text:p text:style-name="P6">Pour une valeur allant de x A y</text:p>
      <text:p text:style-name="P6">Par pas de : incrémentation</text:p>
      <text:p text:style-name="P6"/>
      <text:p text:style-name="P6"><text:soft-page-break/>(équivalent de boucle for en C)</text:p>
      <text:p text:style-name="P6"/>
      <text:p text:style-name="P7">TANT QUE … FAIRE</text:p>
      <text:p text:style-name="P7">→ c’est cette boucle qui fait planter les ordinateurs si on n’a pas prévu la sortie.</text:p>
      <text:p text:style-name="P7">Au lieu de spécifier l’incrémentation, on répète l’instruction tant qu’une condition n’est pas remplie. </text:p>
      <text:p text:style-name="P7"/>
      <text:p text:style-name="P8">On utilise généralement WHILE ; car la boucle FOR est à utiliser dans 2 cas seulement : 1) s’il y a une nombre limité d’itération ; 2) s’il se passe quelque chose de simple entre chaque itération (une simple incrémentation par exemple). </text:p>
      <text:p text:style-name="P8"/>
      <text:p text:style-name="P8"/>
      <text:p text:style-name="P9">Ressources : </text:p>
      <text:p text:style-name="P9"><text:a xlink:type="simple" xlink:href="http://apprendre-python.com/page-apprendre-listes-list-tableaux-tableaux-liste-array-python-cours-debutant" text:style-name="Internet_20_link" text:visited-style-name="Visited_20_Internet_20_Link">http://apprendre-python.com/page-apprendre-listes-list-tableaux-tableaux-liste-array-python-cours-debutant</text:a></text:p>
      <text:p text:style-name="P9"/>
      <text:p text:style-name="P10">On peut utiliser « for » et « if » aussi bien l’un que l’autre pour reproduire la condition « Au cas où ». Mais If est généralement plus utilisé, puisque pour « for » il faut connaître le nombre de répétition à faire et que ce n’est pas toujours le cas. </text:p>
      <text:p text:style-name="P10">(cette fonction existe en bash : « case »). </text:p>
      <text:p text:style-name="P10"/>
      <text:h text:style-name="Heading_20_1" text:outline-level="1">Les tableaux</text:h>
      <text:p text:style-name="P11">a=[1,2,3,4,5] → permet de créer une liste, qu’on peut aussi comprendre sous forme de tableaux.</text:p>
      <text:p text:style-name="P11">Les tableaux ont toujours 2 éléments : d’une part une valeur assignée à une case, d’autre part l’identifiant de la case, qui commence toujours par 0.</text:p>
      <text:p text:style-name="P12">L’avantage des tableaux, c’est de pouvoir n’utiliser qu’une seule variable tout en piochant différentes valeurs. </text:p>
      <text:p text:style-name="P12"/>
      <text:p text:style-name="P13">On peut faire des tableaux à plusieurs dimensions : on ajoute des colonnes.</text:p>
      <text:p text:style-name="P13">On donne alors pour localiser une valeur : </text:p>
      <text:p text:style-name="P13">nomTableau[1][2]</text:p>
      <text:p text:style-name="P13"><text:tab/>→ où [1] correspond à un déplacement latéral sur le tableau.</text:p>
      <text:p text:style-name="P13"><text:tab/>→ où [2] correspond à un déplacement vertical sur le tableau.</text:p>
      <text:p text:style-name="P13"><text:tab/>Entendu que [1] ou [2] correspond à l’identifiant de la case/colonne/ligne, et nom pas à sa place par rapport au début. </text:p>
      <text:p text:style-name="P13"/>
      <text:h text:style-name="Heading_20_1" text:outline-level="1">Procédures et fonctions</text:h>
      <text:p text:style-name="P14">Les procédures ne donnent pas de résultat : elle traite des informations, même si on peut faire afficher un résultat. Au contraire, une fonction donne toujours un résultat qui est attendu. </text:p>
      <text:p text:style-name="P15">Cf diapo : acheter des chaussures.</text:p>
      <text:p text:style-name="P15">« Choisie des chaussures rouges » → c’est une procédure qui fait appel à une liste d’instructions qui sont répétés, et qui prend en compte une ou plusieurs valeurs (ici : rouges). </text:p>
      <text:p text:style-name="P15"/>
      <text:p text:style-name="P16">On peut donner un nom à une variable et définir l’interaction de la fonction avec les valeurs entrées (c’est-à-dire qu’on définit des paramètres, <text:span text:style-name="T1">qui sont nécessaires pour l’exécution de la liste de commandes</text:span>), <text:span text:style-name="T1">ainsi que la valeur qui sera retournée (c’est-à-dire ce que la fonction affichera une fois qu’elle aura fini d’effectuer la série de tâches à exécuter). Dans le cadre d’une procédure, on n’a pas automatiquement la partie qui retourne le résultat.</text:span></text:p>
      <text:p text:style-name="P16"/>
      <text:p text:style-name="P17"><text:soft-page-break/>Il y a toujours des variations d’un langage à l’autre dans la manière dont réagit une fonction : pour certains il faut respecter exactement le nombre de valeurs attendues, pour d’autre ça ne posera pas de problème qu’il y en ait moins. </text:p>
      <text:p text:style-name="P16"><text:span text:style-name="T2">Par ailleurs, on préférera en général stocker les fonctions et procédures en dehors du code pour qu’elles existent en dehors du code et qu’on puisse les réutiliser plusieurs fois. </text:span><text:s text:c="2"/></text:p>
      <text:p text:style-name="P16"/>
      <text:p text:style-name="P16"/>
      <text:h text:style-name="Heading_20_2" text:outline-level="2">Liste et Tableau (reprise)</text:h>
      <text:p text:style-name="P19">Il y a trois type de tableau/liste : </text:p>
      <text:list xml:id="list1263637180605840294" text:style-name="L1">
        <text:list-item>
          <text:p text:style-name="P20">liste : on peut les modifier librement ; défini avec des []</text:p>
        </text:list-item>
        <text:list-item>
          <text:p text:style-name="P20">tuple : on le définit avec des () ; on ne peut pas modifier les valeurs. On les utilise quand on sait qu’il ne sera pas nécessaire de changer une valeur ensuite.</text:p>
        </text:list-item>
        <text:list-item>
          <text:p text:style-name="P20">dic(tionnaires) : des couples de 2 valeurs (sa ‘variable’ :’sa valeur’) ; entre {}→ ensuite on peut faire appel . <text:span text:style-name="T3">Pour changer une donnée : a[0][‘age’]=’55’. Les dictionnaires sont des sortes de mini-bases de données avec une clef et une valeur.</text:span></text:p>
        </text:list-item>
      </text:list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6:41:58.508025193</meta:creation-date>
    <dc:date>2017-11-15T14:28:18.045676936</dc:date>
    <meta:editing-duration>PT1H25M48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3" meta:paragraph-count="57" meta:word-count="854" meta:character-count="4941" meta:non-whitespace-character-count="4120"/>
  </office:meta>
</office:document-meta>
</file>